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7.75cm" fo:min-width="0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3.286cm" fo:min-width="3.036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2.932cm" fo:min-width="2.682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1.25cm" fo:min-width="8.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8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8cm" svg:x="4.2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cm" svg:height="4.5cm" svg:x="2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9cm" svg:height="1.5cm" svg:x="0cm" svg:y="3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cm" svg:x="0.25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2:26:35.805000000</dc:date>
    <meta:editing-duration>PT23M34S</meta:editing-duration>
    <meta:editing-cycles>56</meta:editing-cycles>
    <meta:generator>LibreOffice/7.5.0.3$Windows_X86_64 LibreOffice_project/c21113d003cd3efa8c53188764377a8272d9d6de</meta:generator>
    <meta:document-statistic meta:object-count="5"/>
  </office:meta>
</office:document-meta>
</file>